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officeooo:rsid="06f60635" officeooo:paragraph-rsid="06f60635" style:font-size-asian="12pt" style:font-name-complex="David CLM" style:font-size-complex="12pt"/>
    </style:style>
    <style:style style:name="P5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7" style:family="paragraph" style:parent-style-name="Heading_20_2">
      <style:paragraph-properties fo:line-height="100%" fo:text-align="end" style:justify-single-word="false" style:writing-mode="rl-tb"/>
      <style:text-properties fo:color="#468a1a" loext:opacity="100%" style:font-name="David CLM" fo:font-size="12pt" fo:language="en" fo:country="US" fo:font-style="normal" fo:font-weight="normal" officeooo:rsid="0719645f" officeooo:paragraph-rsid="0719645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P8" style:family="paragraph" style:parent-style-name="Default_7e_LT_7e_Gliederung_20_1">
      <style:paragraph-properties fo:text-align="end" style:justify-single-word="false" style:writing-mode="rl-tb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669c3" style:font-size-asian="12pt" style:font-name-complex="David CLM" style:font-size-complex="12pt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73d6a" style:font-size-asian="12pt" style:font-name-complex="David CLM" style:font-size-complex="12pt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87d89" style:font-size-asian="12pt" style:font-name-complex="David CLM" style:font-size-complex="12pt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bf160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rsid="06f87d89" officeooo:paragraph-rsid="06f87d89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071f448e"/>
    </style:style>
    <style:style style:name="P20" style:family="paragraph" style:parent-style-name="Standard">
      <style:paragraph-properties fo:text-align="end" style:justify-single-word="false" style:writing-mode="rl-tb"/>
      <style:text-properties fo:font-weight="normal" officeooo:paragraph-rsid="071c8679" style:font-weight-asian="normal" style:font-weight-complex="normal"/>
    </style:style>
    <style:style style:name="P21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50f70" style:font-size-asian="12pt" style:font-name-complex="David CLM" style:font-size-complex="12pt"/>
    </style:style>
    <style:style style:name="P22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e5f73" style:font-size-asian="12pt" style:font-name-complex="David CLM" style:font-size-complex="12pt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71baa5e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71c8679"/>
    </style:style>
    <style:style style:name="P25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6fe9b7b" style:font-size-asian="12pt" style:font-name-complex="David CLM" style:font-size-complex="12pt"/>
    </style:style>
    <style:style style:name="P26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rsid="0703ba20" officeooo:paragraph-rsid="0703ba20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9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1617f2" officeooo:paragraph-rsid="071617f2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P30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32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719645f" style:font-size-asian="12pt" style:font-name-complex="David CLM" style:font-size-complex="12pt"/>
    </style:style>
    <style:style style:name="P33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4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officeooo:paragraph-rsid="071f9511"/>
    </style:style>
    <style:style style:name="P3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6e928d1" officeooo:paragraph-rsid="06e928d1" style:font-size-asian="12pt" style:font-name-complex="David CLM" style:font-size-complex="12pt"/>
    </style:style>
    <style:style style:name="P37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2154e" officeooo:paragraph-rsid="0712154e" style:font-size-asian="12pt" style:font-name-complex="David CLM" style:font-size-complex="12pt"/>
    </style:style>
    <style:style style:name="P3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31afd" officeooo:paragraph-rsid="07131afd" style:font-size-asian="12pt" style:font-name-complex="David CLM" style:font-size-complex="12pt"/>
    </style:style>
    <style:style style:name="P3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position="9% 100%" style:font-name="David CLM" fo:font-size="12pt" officeooo:rsid="06edb803" officeooo:paragraph-rsid="07131afd" style:font-size-asian="12pt" style:font-name-complex="David CLM" style:font-size-complex="12pt"/>
    </style:style>
    <style:style style:name="P40" style:family="paragraph" style:parent-style-name="Standard">
      <style:text-properties officeooo:paragraph-rsid="0719645f"/>
    </style:style>
    <style:style style:name="P41" style:family="paragraph" style:parent-style-name="Standard">
      <style:text-properties fo:language="en" fo:country="US" officeooo:rsid="0719645f" officeooo:paragraph-rsid="0719645f"/>
    </style:style>
    <style:style style:name="P42" style:family="paragraph" style:parent-style-name="Standard">
      <style:text-properties officeooo:paragraph-rsid="071a732a"/>
    </style:style>
    <style:style style:name="P43" style:family="paragraph" style:parent-style-name="Standard">
      <style:text-properties officeooo:paragraph-rsid="07208ecc"/>
    </style:style>
    <style:style style:name="P44" style:family="paragraph" style:parent-style-name="Standard">
      <style:text-properties officeooo:rsid="0719645f" officeooo:paragraph-rsid="0719645f"/>
    </style:style>
    <style:style style:name="P45" style:family="paragraph" style:parent-style-name="Standard">
      <style:text-properties style:font-name="Monospace" fo:language="en" fo:country="US" officeooo:rsid="071b3260" officeooo:paragraph-rsid="071b3260" style:font-size-asian="10.5pt" style:font-name-complex="David CLM1" style:font-weight-complex="normal"/>
    </style:style>
    <style:style style:name="P46" style:family="paragraph" style:parent-style-name="Standard">
      <style:text-properties fo:language="en" fo:country="US" officeooo:rsid="07208ecc" officeooo:paragraph-rsid="07208ecc"/>
    </style:style>
    <style:style style:name="P47" style:family="paragraph" style:parent-style-name="Standard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officeooo:paragraph-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P48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6e928d1" officeooo:paragraph-rsid="06e928d1" style:font-name-complex="David CLM"/>
    </style:style>
    <style:style style:name="P49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50" style:family="paragraph" style:parent-style-name="Text_20_body" style:list-style-name="L2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David CLM" officeooo:paragraph-rsid="06f22ffe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fo:font-weight="bold" officeooo:rsid="06edb803" style:font-weight-asian="bold" style:font-weight-complex="bold"/>
    </style:style>
    <style:style style:name="T8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7137575" style:letter-kerning="true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723b804" style:letter-kerning="true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9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italic" fo:text-shadow="none" style:text-underline-style="none" fo:font-weight="bold" officeooo:rsid="07136fdd" style:letter-kerning="true" style:font-style-asian="italic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6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7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8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9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60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61" style:family="text">
      <style:text-properties style:text-outline="false" style:text-line-through-style="none" style:text-line-through-type="none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62" style:family="text">
      <style:text-properties style:use-window-font-color="true" loext:opacity="0%" style:font-name="David CLM" officeooo:rsid="06a885f0" style:font-name-complex="David CLM"/>
    </style:style>
    <style:style style:name="T63" style:family="text">
      <style:text-properties style:use-window-font-color="true" loext:opacity="0%" style:font-name="David CLM" officeooo:rsid="07021188" style:font-name-complex="David CLM"/>
    </style:style>
    <style:style style:name="T64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78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3260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79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officeooo:rsid="071b3260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baa5e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88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baa5e" style:letter-kerning="true" style:font-size-asian="10.5pt" style:font-style-asian="italic" style:font-name-complex="David CLM1" style:font-size-complex="12pt" style:font-style-complex="normal" style:text-emphasize="none"/>
    </style:style>
    <style:style style:name="T90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1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448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name-asian="DejaVu Sans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c8679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c8679" style:letter-kerning="true" style:font-size-asian="10.5pt" style:font-style-asian="normal" style:font-name-complex="David CLM1" style:font-size-complex="12pt" style:font-style-complex="normal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3260" style:letter-kerning="true" style:font-size-asian="10.5pt" style:font-style-asian="normal" style:font-name-complex="David CLM1" style:font-size-complex="12pt" style:font-style-complex="normal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aa5e" style:letter-kerning="true" style:font-size-asian="10.5pt" style:font-style-asian="normal" style:font-name-complex="David CLM1" style:font-size-complex="12pt" style:font-style-complex="normal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f448e" style:letter-kerning="true" style:font-name-asian="DejaVu Sans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c8679" style:letter-kerning="true" style:font-size-asian="10.5pt" style:font-style-asian="italic" style:font-name-complex="David CLM1" style:font-size-complex="12pt" style:font-style-complex="italic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3% 100%" style:font-name="Nachlieli CLM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10" style:family="text">
      <style:text-properties officeooo:rsid="07106065"/>
    </style:style>
    <style:style style:name="T111" style:family="text">
      <style:text-properties fo:color="#468a1a" loext:opacity="100%"/>
    </style:style>
    <style:style style:name="T112" style:family="text">
      <style:text-properties fo:language="en" fo:country="US" officeooo:rsid="07208ecc"/>
    </style:style>
    <style:style style:name="T113" style:family="text">
      <style:text-properties style:font-name="Monospace" officeooo:rsid="0719645f" style:font-size-asian="10.5pt" style:font-name-complex="David CLM1" style:font-weight-complex="normal"/>
    </style:style>
    <style:style style:name="T114" style:family="text">
      <style:text-properties style:font-name="Monospace" fo:language="en" fo:country="US" officeooo:rsid="0719645f" style:font-size-asian="10.5pt" style:font-name-complex="David CLM1" style:font-weight-complex="normal"/>
    </style:style>
    <style:style style:name="T115" style:family="text">
      <style:text-properties style:font-name="Monospace" fo:language="en" fo:country="US" officeooo:rsid="07208ecc" style:font-size-asian="10.5pt" style:font-name-complex="David CLM1" style:font-weight-complex="normal"/>
    </style:style>
    <style:style style:name="T116" style:family="text">
      <style:text-properties style:font-name="Monospace" fo:font-weight="bold" officeooo:rsid="0719645f" style:font-size-asian="10.5pt" style:font-weight-asian="bold" style:font-name-complex="David CLM1" style:font-weight-complex="bold"/>
    </style:style>
    <style:style style:name="T1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חלוקה הוגנת <text:span text:style-name="T110">בקירוב</text:span></text:h>
      <text:p text:style-name="P36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</text:span></text:p>
      <text:p text:style-name="P37"><text:span text:style-name="T2">ר</text:span><text:span text:style-name="T1">אינו כבר דרך אחת להתמודד עם בעיה זו, והיא שימוש בכסף - </text:span><text:span text:style-name="T2">בבעיית חלוקת שכר-הדירה.</text:span></text:p>
      <text:p text:style-name="P38"><text:span text:style-name="T3">ב</text:span><text:span text:style-name="T1">שיעור זה נראה דרך אחרת, והיא </text:span><text:span text:style-name="T7">הגינות מקורבת</text:span><text:span text:style-name="T3">.</text:span></text:p>
      <text:p text:style-name="P39"/>
      <text:p text:style-name="P5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4">יש הרבה הגדרות להגינות מקורבת בחלוקת חפצים בדידים. הנה אחת ההגדרות המקובלות:</text:p>
      <text:p text:style-name="P11"><text:span text:style-name="T8">ה</text:span><text:span text:style-name="T25">גדרה</text:span><text:span text:style-name="T23">: </text:span><text:span text:style-name="T26">חלוקה נקראת “ללא קנאה מלבד 1” (Envy Free except 1, </text:span><text:span text:style-name="T23">EF1</text:span><text:span text:style-name="T26">) אם לכל שני משתתפים א,ב, אם מורידים מהסל של שחקן ב</text:span><text:span text:style-name="T36"> </text:span><text:span text:style-name="T26">חפץ אחד לכל היותר, אז שחקן א לא מקנא בו.</text:span></text:p>
      <text:p text:style-name="P11"><text:span text:style-name="T36">המשמעות</text:span><text:span text:style-name="T37"> היא, ש</text:span><text:span text:style-name="T36">רמת הקנאה היא הקטנה ביותר האפשרית, בהתחשב בעובדה שהחפצים בדידים.</text:span></text:p>
      <text:p text:style-name="P11"><text:span text:style-name="T26">כשה”עוגה” רציפה – תמיד קיימת חלוקה </text:span><text:span text:style-name="T24">ללא קנאה (EF).</text:span></text:p>
      <text:p text:style-name="P11"><text:span text:style-name="T36">האם כשהחפצים בדידים תמיד קיימת חלוקה </text:span><text:span text:style-name="T48">EF1</text:span><text:span text:style-name="T36">?</text:span><text:span text:style-name="T37"> התשובה היא כן. הנה אחד האלגוריתמים הפשוטים למציאת חלוקה כזא</text:span><text:span text:style-name="T38">ת - </text:span><text:span text:style-name="T49">אלגוריתם </text:span><text:span text:style-name="T50">גרף</text:span><text:span text:style-name="T49"> הקנאה </text:span><text:span text:style-name="T46">(envy-graph; </text:span><text:span text:style-name="T47">נקרא גם אלגוריתם מעגלי-הקנאה - </text:span><text:span text:style-name="T60">envy-cycles</text:span><text:span text:style-name="T46">)</text:span><text:span text:style-name="T45">.</text:span></text:p>
      <text:p text:style-name="P11"><text:span text:style-name="T9">ע</text:span><text:span text:style-name="T26">וברים על החפצים בסדר שרירותי. לכל חפץ:</text:span></text:p>
      <text:p text:style-name="P28">1. נותנים את החפץ לשחקן שאף-אחד לא מקנא בו.</text:p>
      <text:p text:style-name="P28">2. אם אין כזה – סימן שיש מעגל-קנאה. <text:s text:c="3"/>מחליפים סלים במעגל בניגוד לכיוון הקנאה.</text:p>
      <text:p text:style-name="P28">מבצעים את 2 עד שאין מעגלים, ואז חוזרים ל-1.</text:p>
      <text:p text:style-name="P35">ראו דוגמה במצגת.</text:p>
      <text:p text:style-name="P13"><text:span text:style-name="T10">מ</text:span><text:span text:style-name="T25">שפט</text:span><text:span text:style-name="T26">: אם יש </text:span><text:span text:style-name="T36">m</text:span><text:span text:style-name="T26"> חפצים ו-</text:span><text:span text:style-name="T36">n</text:span><text:span text:style-name="T26"> שחקנים, אז זמן-הריצה של אלגוריתם מעגלי הקנאה הוא </text:span><text:span text:style-name="T36">O(m n</text:span><text:span text:style-name="T16">3</text:span><text:span text:style-name="T36">)</text:span><text:span text:style-name="T26">.</text:span></text:p>
      <text:p text:style-name="P13"><text:span text:style-name="T25">הוכחה</text:span><text:span text:style-name="T26">: מציאת מעגל </text:span><text:span text:style-name="T27">ניתן לבצע ע"י אלגוריתם</text:span><text:span text:style-name="T26"> DFS</text:span><text:span text:style-name="T27">, </text:span><text:span text:style-name="T26">בזמן </text:span><text:span text:style-name="T36">O(n</text:span><text:span text:style-name="T16">2</text:span><text:span text:style-name="T36">)</text:span><text:span text:style-name="T26">.</text:span></text:p>
      <text:p text:style-name="P13"><text:span text:style-name="T26">הסרת מעגל לא מוסיפה קשתות (כי אוסף הסלים לא משתנה), ומסירה </text:span><text:span text:style-name="T35">לפחות קשת אחת מכל שחקן במעגל (לכן יורדות</text:span><text:span text:style-name="T26"> לפחות </text:span><text:span text:style-name="T27">שתי קשתות</text:span><text:span text:style-name="T35">)</text:span><text:span text:style-name="T26">.</text:span></text:p>
      <text:p text:style-name="P13"><text:span text:style-name="T26">כל חפץ מוסיף לכל היותר </text:span><text:span text:style-name="T36">n-1</text:span><text:span text:style-name="T26"> קשתות.</text:span></text:p>
      <text:p text:style-name="P13"><text:span text:style-name="T28">לכל היותר נוספות </text:span><text:span text:style-name="T36">(n-1)m</text:span><text:span text:style-name="T26"> </text:span><text:span text:style-name="T28">קשתות, לכן לכל היותר יש להסיר m(n-1)/2 מעגלים.</text:span></text:p>
      <text:p text:style-name="P12"><text:span text:style-name="T8">מ</text:span><text:span text:style-name="T25">שפט</text:span><text:span text:style-name="T26">: </text:span><text:span text:style-name="T29">בכל שלב באלגוריתם, החלוקה הנוכחית היא EF1 (בפרט, החלוקה הסופית היא EF1).</text:span></text:p>
      <text:p text:style-name="P13"><text:span text:style-name="T25">הוכחה</text:span><text:span text:style-name="T26">: החלוקה ההתחלתית (הריקה) היא </text:span><text:span text:style-name="T34">כמובן</text:span><text:span text:style-name="T26"> EF1.</text:span><text:span text:style-name="T29"> </text:span><text:span text:style-name="T30">נוכיח שכל צעד משאיר את החלוקה EF1.</text:span></text:p>
      <text:p text:style-name="P13"><text:span text:style-name="T30">(א) </text:span><text:span text:style-name="T26">מסירת חפץ לשחקן שלא מקנאים בו, אולי גורמת לשאר השחקנים לקנא בו, אבל רק עד כדי חפץ 1</text:span><text:span text:style-name="T29">, כך שהחלוקה היא עדיין EF1.</text:span></text:p>
      <text:p text:style-name="P13"><text:soft-page-break/><text:span text:style-name="T30">(ב) </text:span><text:span text:style-name="T26">הסרת מעגל משפרת את התועלת של כל השחקנים במעגל, </text:span><text:span text:style-name="T30">ולא </text:span><text:span text:style-name="T26">משנה את אוסף הסלים. לכן, אם החלוקה היתה EF1, היא תישאר EF1 גם אחרי הסרת המעגל. <text:s text:c="26"/>***</text:span></text:p>
      <text:p text:style-name="Heading_20_2"><text:span text:style-name="T12">ח</text:span><text:span text:style-name="T11">לוקה </text:span><text:span text:style-name="T13">ללא-קנאה-</text:span><text:span text:style-name="T14">מלבד</text:span><text:span text:style-name="T13">-1</text:span><text:span text:style-name="T11"> וגם יעילה</text:span></text:p>
      <text:p text:style-name="P15"><text:span text:style-name="T26">החיסרון של </text:span><text:span text:style-name="T31">אלגוריתם מעגלי-הקנאה הוא, שהוא לא מבטיח שהחלוקה המתקבלת היא יעילה פארטו (קל למצוא דוגמה לכך). </text:span></text:p>
      <text:p text:style-name="P14"><text:span text:style-name="T11">כ</text:span><text:span text:style-name="T26">שה”עוגה” רציפה – תמיד קיימת חלוקה </text:span><text:span text:style-name="T23">EF</text:span><text:span text:style-name="T26"> ויעילה.</text:span><text:span text:style-name="T32"> </text:span><text:span text:style-name="T36">האם כשהחפצים בדידים </text:span><text:span text:style-name="T39">- תמיד </text:span><text:span text:style-name="T36">קיימת חלוקה </text:span><text:span text:style-name="T48">EF1</text:span><text:span text:style-name="T36"> ויעילה?</text:span></text:p>
      <text:p text:style-name="P14"><text:span text:style-name="T26">כשה”עוגה” רציפה – החלוקה הממקסמת את מכפלת ערכי המשתתפים היא ללא-קנאה ויעילה.</text:span><text:span text:style-name="T32"> </text:span><text:span text:style-name="T36">האם כשהחפצים בדידים – החלוקה הממקסמת את מכפלת ערכי המשתתפים היא EF1 ויעילה פארטו?</text:span></text:p>
      <text:p text:style-name="P14"><text:span text:style-name="T39">התשובה היא </text:span><text:span text:style-name="T23">כן</text:span><text:span text:style-name="T26">! </text:span><text:span text:style-name="T32">זה </text:span><text:span text:style-name="T26">התגלה ב-2016.</text:span></text:p>
      <text:p text:style-name="P14"><text:span text:style-name="T8">מ</text:span><text:span text:style-name="T25">שפט</text:span><text:span text:style-name="T26">: נניח ש:</text:span></text:p>
      <text:p text:style-name="P16">* ההעדפות אדיטיביות – ערך של סל הוא סכום הערכים של החפצים בסל.</text:p>
      <text:p text:style-name="P16">* קיימת לפחות חלוקה אחת שבה כל שחקן מקבל ערך גדול מאפס.</text:p>
      <text:p text:style-name="P16">אז, כל חלוקה הממקסמת את מכפלת ערכי המשתתפים היא גם יעילה-פארטו וגם EF1.</text:p>
      <text:p text:style-name="P14"><text:span text:style-name="T25">הוכחה</text:span><text:span text:style-name="T26">: יעילות פארטו – </text:span><text:span text:style-name="T32">כי כל שיפור פארטו מגדיל את המכפלה.</text:span></text:p>
      <text:p text:style-name="P14"><text:span text:style-name="T32">EF1 - </text:span><text:span text:style-name="T26">נניח ש-</text:span><text:span text:style-name="T36">i</text:span><text:span text:style-name="T26"> מקנא ב-</text:span><text:span text:style-name="T36">j</text:span><text:span text:style-name="T26">. נסתכל על כל החפצים בסל של </text:span><text:span text:style-name="T36">j</text:span><text:span text:style-name="T26">. לכל חפץ </text:span><text:span text:style-name="T36">g</text:span><text:span text:style-name="T26">, נבדוק את יחס הערכים: <text:s/></text:span></text:p>
      <text:p text:style-name="P30"><text:span text:style-name="T36">V</text:span><text:span text:style-name="T17">i</text:span><text:span text:style-name="T36">(g) / V</text:span><text:span text:style-name="T17">j</text:span><text:span text:style-name="T36">(g)</text:span></text:p>
      <text:p text:style-name="P27"><text:span text:style-name="T26">נבחר את החפץ שיחס-הערכים שלו הכי גדול, ונעביר אותו מ-</text:span><text:span text:style-name="T36">j</text:span><text:span text:style-name="T26"> ל-</text:span><text:span text:style-name="T36">i</text:span><text:span text:style-name="T26">. המכפלה בחלוקה החדשה <text:s/>שווה-או-קטנה מהמכפלה בחלוקה הקודמת, ולכן:</text:span></text:p>
      <text:p text:style-name="P33"><text:span text:style-name="T51">[V</text:span><text:span text:style-name="T18">i</text:span><text:span text:style-name="T51">(X</text:span><text:span text:style-name="T18">i</text:span><text:span text:style-name="T51">)+V</text:span><text:span text:style-name="T18">i</text:span><text:span text:style-name="T51">(g)]*[V</text:span><text:span text:style-name="T18">j</text:span><text:span text:style-name="T51">(X</text:span><text:span text:style-name="T18">j</text:span><text:span text:style-name="T51">)-V</text:span><text:span text:style-name="T18">j</text:span><text:span text:style-name="T51">(g)] <text:s text:c="3"/>≤ <text:s text:c="3"/>V</text:span><text:span text:style-name="T18">i</text:span><text:span text:style-name="T51">(X</text:span><text:span text:style-name="T18">i</text:span><text:span text:style-name="T51">)*V</text:span><text:span text:style-name="T18">j</text:span><text:span text:style-name="T51">(X</text:span><text:span text:style-name="T18">j</text:span><text:span text:style-name="T51">)</text:span></text:p>
      <text:p text:style-name="P31"><text:span text:style-name="T36">→ <text:s/>V</text:span><text:span text:style-name="T17">j</text:span><text:span text:style-name="T36">(X</text:span><text:span text:style-name="T17">j</text:span><text:span text:style-name="T36">) * V</text:span><text:span text:style-name="T17">i</text:span><text:span text:style-name="T36">(g) / V</text:span><text:span text:style-name="T17">j</text:span><text:span text:style-name="T36">(g) <text:s text:c="3"/>≤ <text:s text:c="3"/>V</text:span><text:span text:style-name="T17">i</text:span><text:span text:style-name="T36">(X</text:span><text:span text:style-name="T17">i</text:span><text:span text:style-name="T36">) + V</text:span><text:span text:style-name="T17">i</text:span><text:span text:style-name="T36">(g)</text:span></text:p>
      <text:p text:style-name="P21"><text:span text:style-name="T15">→</text:span><text:span text:style-name="T36"> <text:s/>V</text:span><text:span text:style-name="T17">j</text:span><text:span text:style-name="T36">(X</text:span><text:span text:style-name="T17">j</text:span><text:span text:style-name="T36">) * V</text:span><text:span text:style-name="T17">i</text:span><text:span text:style-name="T36">(g) / V</text:span><text:span text:style-name="T17">j</text:span><text:span text:style-name="T36">(g) <text:s text:c="3"/>≤ <text:s text:c="3"/>V</text:span><text:span text:style-name="T17">i</text:span><text:span text:style-name="T36">(X</text:span><text:span text:style-name="T17">i</text:span><text:span text:style-name="T36">) + V</text:span><text:span text:style-name="T17">i</text:span><text:span text:style-name="T36">(g) </text:span></text:p>
      <text:p text:style-name="P27"><text:span text:style-name="T26">יחס הערכים של g הוא הכי גדול ב-</text:span><text:span text:style-name="T36">X</text:span><text:span text:style-name="T17">j</text:span><text:span text:style-name="T26">, ולכן:</text:span></text:p>
      <text:p text:style-name="P31"><text:span text:style-name="T36">V</text:span><text:span text:style-name="T17">i </text:span><text:span text:style-name="T36">(X</text:span><text:span text:style-name="T17">j </text:span><text:span text:style-name="T36">) / V</text:span><text:span text:style-name="T17">j </text:span><text:span text:style-name="T36">(X</text:span><text:span text:style-name="T17">j </text:span><text:span text:style-name="T36">) <text:s text:c="3"/>≤ <text:s text:c="3"/>V</text:span><text:span text:style-name="T17">i</text:span><text:span text:style-name="T36">(g) / V</text:span><text:span text:style-name="T17">j</text:span><text:span text:style-name="T36">(g) <text:s text:c="4"/></text:span></text:p>
      <text:p text:style-name="P29"><text:tab/><text:tab/><text:tab/><text:tab/><text:tab/><text:tab/><text:span text:style-name="T111">[הסבר מפורט על שורה זו נמצא בנספח]</text:span></text:p>
      <text:p text:style-name="P28">מציבים למעלה ומקבלים:</text:p>
      <text:p text:style-name="P31"><text:span text:style-name="T36">V</text:span><text:span text:style-name="T17">i </text:span><text:span text:style-name="T36">(X</text:span><text:span text:style-name="T17">j </text:span><text:span text:style-name="T36">) <text:s text:c="3"/>≤ <text:s text:c="5"/>V</text:span><text:span text:style-name="T17">i</text:span><text:span text:style-name="T36">(X</text:span><text:span text:style-name="T17">i</text:span><text:span text:style-name="T36">) + V</text:span><text:span text:style-name="T17">i</text:span><text:span text:style-name="T36">(g) V</text:span><text:span text:style-name="T17">i </text:span><text:span text:style-name="T36">(X</text:span><text:span text:style-name="T17">j </text:span><text:span text:style-name="T36">) - V</text:span><text:span text:style-name="T17">i</text:span><text:span text:style-name="T36">(g) <text:s text:c="4"/>≤ <text:s text:c="5"/>V</text:span><text:span text:style-name="T17">i</text:span><text:span text:style-name="T36">(X</text:span><text:span text:style-name="T17">i</text:span><text:span text:style-name="T36">)</text:span></text:p>
      <text:p text:style-name="P27"><text:span text:style-name="T26">מכאן: אם מורידים את </text:span><text:span text:style-name="T36">g</text:span><text:span text:style-name="T26"> מהסל של </text:span><text:span text:style-name="T36">j</text:span><text:span text:style-name="T26">, אז </text:span><text:span text:style-name="T36">i</text:span><text:span text:style-name="T26"> כבר לא מקנא. </text:span><text:span text:style-name="T33"><text:s text:c="10"/></text:span><text:span text:style-name="T26"><text:s/>*** </text:span></text:p>
      <text:p text:style-name="P9"><text:span text:style-name="T76">ה</text:span><text:span text:style-name="T73">בננו שהחלוקה ה”אידיאלית” של חפצים בדידים היא חלוקה הממקסמת את מכפלת הערכים. אבל איך מוצאים חלוקה כזאת? <text:s text:c="3"/></text:span><text:span text:style-name="T74"><text:s/></text:span><text:span text:style-name="T73"><text:s text:c="17"/></text:span><text:span text:style-name="T64">נסמן: <text:s text:c="6"/></text:span></text:p>
      <text:p text:style-name="P22"><text:span text:style-name="T53">V</text:span><text:span text:style-name="T20">i</text:span><text:span text:style-name="T21">,g</text:span><text:span text:style-name="T26">= Value of good</text:span><text:span text:style-name="T36"> g</text:span><text:span text:style-name="T26"> to player </text:span><text:span text:style-name="T36">i</text:span><text:span text:style-name="T26">.</text:span></text:p>
      <text:p text:style-name="P30"><text:span text:style-name="T36">x</text:span><text:span text:style-name="T20">i,g</text:span><text:span text:style-name="T26"> = quantity of good </text:span><text:span text:style-name="T36">g</text:span><text:span text:style-name="T26"> given to player </text:span><text:span text:style-name="T36">i</text:span><text:span text:style-name="T26">.</text:span></text:p>
      <text:p text:style-name="P8"><text:soft-page-break/><text:span text:style-name="T73">אנחנו רוצים לפתור בע</text:span><text:span text:style-name="T74">יית אופטימיזציה:</text:span></text:p>
      <text:p text:style-name="P25"><text:span text:style-name="T40">Maximize <text:s text:c="2"/></text:span><text:span text:style-name="T41">sum</text:span><text:span text:style-name="T57">i</text:span><text:span text:style-name="T41"> log</text:span><text:span text:style-name="T43"> </text:span><text:span text:style-name="T42">(</text:span><text:span text:style-name="T43">sum</text:span><text:span text:style-name="T58">g</text:span><text:span text:style-name="T43"> </text:span><text:span text:style-name="T44">(</text:span><text:span text:style-name="T59">x</text:span><text:span text:style-name="T22">i,g </text:span><text:span text:style-name="T55">*</text:span><text:span text:style-name="T54">V</text:span><text:span text:style-name="T22">i,g</text:span><text:span text:style-name="T42">)</text:span><text:span text:style-name="T44">)</text:span></text:p>
      <text:p text:style-name="P26"><text:span text:style-name="T44">s</text:span><text:span text:style-name="T36">uch that for all g: <text:s text:c="3"/>sum</text:span><text:span text:style-name="T56">i</text:span><text:span text:style-name="T52"> x</text:span><text:span text:style-name="T56">ig</text:span><text:span text:style-name="T52"> = 1</text:span></text:p>
      <text:p text:style-name="P8"><text:span text:style-name="T73">כאשר ה-</text:span><text:span text:style-name="T64">x</text:span><text:span text:style-name="T75">i,g </text:span><text:span text:style-name="T64"><text:s/>רציפים, זה קל.</text:span><text:span text:style-name="T66"> </text:span><text:span text:style-name="T64">כאשר ה-x</text:span><text:span text:style-name="T75">i,g </text:span><text:span text:style-name="T64"><text:s/>בדידים, זה קשה!</text:span></text:p>
      <text:p text:style-name="P10"><text:span text:style-name="T65">במאמר</text:span><text:span text:style-name="T67"> </text:span><text:span text:style-name="T68">מ-2016 (ראו "מקורות") ישנו טריק המאפשר לפתור בעיה זו בזמן סביר, </text:span><text:span text:style-name="T72">כאשר כל אחד מהערכים מוגבל למספר בין 1 ל-1000</text:span><text:span text:style-name="T68">. <text:s/>כיוון שממשק-המשתמש באתר שלהם (</text:span><text:span text:style-name="T109">http://www.spliddit.org/apps/goods</text:span><text:span text:style-name="T68">) ממילא מאפשר להכניס רק ערכים בין 1 ל-1000, האלגוריתם עובד על כל קלט </text:span><text:span text:style-name="T70">מציאותי</text:span><text:span text:style-name="T68">.</text:span></text:p>
      <text:p text:style-name="P18"><text:span text:style-name="T64">יש כאן </text:span><text:span text:style-name="T69">דרך חשיבה</text:span><text:span text:style-name="T64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71">!</text:span></text:p>
      <text:p text:style-name="P17"/>
      <text:p text:style-name="P7">נספח</text:p>
      <text:p text:style-name="P44">בהוכחה למעלה השתמשנו בטענה הבאה.</text:p>
      <text:p text:style-name="P40"/>
      <text:p text:style-name="P42"><text:span text:style-name="T116">טענה</text:span><text:span text:style-name="T113">. נתונה קבוצת חפצים </text:span><text:span text:style-name="T77">X</text:span><text:span text:style-name="T83">j</text:span><text:span text:style-name="T114">. יהי g חפץ כלשהו בסל, שעבורו היחס: </text:span><text:span text:style-name="T77">V</text:span><text:span text:style-name="T83">i</text:span><text:span text:style-name="T114">(g)/</text:span><text:span text:style-name="T77">V</text:span><text:span text:style-name="T83">j</text:span><text:span text:style-name="T114">(g) <text:s text:c="2"/>גדול ביותר. <text:s/>אז:</text:span></text:p>
      <text:p text:style-name="P32"><text:span text:style-name="T61">V</text:span><text:span text:style-name="T19">i</text:span><text:span text:style-name="T61">(X</text:span><text:span text:style-name="T19">j</text:span><text:span text:style-name="T61">) / V</text:span><text:span text:style-name="T19">j</text:span><text:span text:style-name="T61">(X</text:span><text:span text:style-name="T19">j</text:span><text:span text:style-name="T61">) <text:s text:c="3"/>≤ <text:s text:c="3"/>V</text:span><text:span text:style-name="T19">i</text:span><text:span text:style-name="T61">(g)/V</text:span><text:span text:style-name="T19">j</text:span><text:span text:style-name="T61">(g)</text:span></text:p>
      <text:p text:style-name="P41"><text:span text:style-name="T117">הוכחת הטענה</text:span>:</text:p>
      <text:p text:style-name="P45">נסמן את יחס הערכים של כל חפץ g ב r(g).</text:p>
      <text:p text:style-name="P45">נכתוב את שני ערכי הסלים בצד שמאל כסכומים:</text:p>
      <text:p text:style-name="P24"><text:span text:style-name="T80">V</text:span><text:span text:style-name="T86">i</text:span><text:span text:style-name="T80">(X</text:span><text:span text:style-name="T86">j</text:span><text:span text:style-name="T80">)</text:span><text:span text:style-name="T77"> </text:span><text:span text:style-name="T78">= </text:span><text:span text:style-name="T81">sum </text:span><text:span text:style-name="T90">h in Xj </text:span><text:span text:style-name="T93"><text:s/></text:span><text:span text:style-name="T104">V</text:span><text:span text:style-name="T84">i</text:span><text:span text:style-name="T93">(h) = </text:span><text:span text:style-name="T98">sum </text:span><text:span text:style-name="T92">h in Xj </text:span><text:span text:style-name="T99"><text:s/>r(</text:span><text:span text:style-name="T100">h</text:span><text:span text:style-name="T99">)*</text:span><text:span text:style-name="T106">V</text:span><text:span text:style-name="T87">j</text:span><text:span text:style-name="T99">(h)</text:span></text:p>
      <text:p text:style-name="P23"><text:span text:style-name="T80">V</text:span><text:span text:style-name="T86">j</text:span><text:span text:style-name="T80">(X</text:span><text:span text:style-name="T86">j</text:span><text:span text:style-name="T80">)</text:span><text:span text:style-name="T77"> <text:s text:c="17"/></text:span><text:span text:style-name="T79">= </text:span><text:span text:style-name="T82">sum </text:span><text:span text:style-name="T92">h in Xj </text:span><text:span text:style-name="T99"><text:s/></text:span><text:span text:style-name="T106">V</text:span><text:span text:style-name="T87">j</text:span><text:span text:style-name="T99">(h)</text:span></text:p>
      <text:p text:style-name="P47"/>
      <text:p text:style-name="P20"><text:span text:style-name="T101">מכאן נובע, שהמנה בצד שמאל: </text:span><text:span text:style-name="T107">V</text:span><text:span text:style-name="T88">i</text:span><text:span text:style-name="T107">(X</text:span><text:span text:style-name="T88">j</text:span><text:span text:style-name="T107">) / V</text:span><text:span text:style-name="T88">j</text:span><text:span text:style-name="T107">(X</text:span><text:span text:style-name="T88">j</text:span><text:span text:style-name="T107">)</text:span><text:span text:style-name="T101"> </text:span><text:span text:style-name="T102">, </text:span><text:span text:style-name="T101">היא </text:span><text:span text:style-name="T108">ממוצע משוקלל </text:span><text:span text:style-name="T101">של הערכים r(h), כאשר המשקל של כל ערך r(h) הוא </text:span><text:span text:style-name="T107">V</text:span><text:span text:style-name="T89">j</text:span><text:span text:style-name="T103">(h) <text:s text:c="3"/></text:span><text:span text:style-name="T101">(ממוצע משוקלל = סכום הערכים כפול המשקלים, מחולק בסכום המשקלים).</text:span></text:p>
      <text:p text:style-name="P47"/>
      <text:p text:style-name="P19"><text:span text:style-name="T96">כל ממוצע משוקלל של ערכים, קטן או שווה מהערך המקסימלי. </text:span><text:span text:style-name="T95">לכן</text:span><text:span text:style-name="T96">:</text:span></text:p>
      <text:p text:style-name="P34"><text:span text:style-name="T104">V</text:span><text:span text:style-name="T84">i</text:span><text:span text:style-name="T104">(X</text:span><text:span text:style-name="T84">j</text:span><text:span text:style-name="T104">) / V</text:span><text:span text:style-name="T84">j</text:span><text:span text:style-name="T104">(X</text:span><text:span text:style-name="T84">j</text:span><text:span text:style-name="T104">) <text:s text:c="3"/>≤ <text:s text:c="2"/></text:span><text:span text:style-name="T97">max </text:span><text:span text:style-name="T91">h </text:span><text:span text:style-name="T90">in Xj </text:span><text:span text:style-name="T93"><text:s/>r(</text:span><text:span text:style-name="T94">h</text:span><text:span text:style-name="T93">)*</text:span><text:span text:style-name="T104">V</text:span><text:span text:style-name="T85">j</text:span><text:span text:style-name="T93">(h) </text:span><text:span text:style-name="T95">= </text:span><text:span text:style-name="T104"><text:s/></text:span><text:span text:style-name="T105">r</text:span><text:span text:style-name="T104">(g)</text:span></text:p>
      <text:p text:style-name="P43"><text:span text:style-name="T112">כיוון ש-</text:span><text:span text:style-name="T115">g</text:span><text:span text:style-name="T112"> הוגדר כחפץ שהיחס r(g) עבורו הוא מקסימלי. <text:s text:c="3"/>***</text:span></text:p>
      <text:p text:style-name="P46"/>
      <text:p text:style-name="P46"/>
      <text:p text:style-name="P6">מקורות</text:p>
      <text:list xml:id="list1367788256" text:style-name="L1">
        <text:list-item>
          <text:p text:style-name="P49"><text:span text:style-name="Citation"><text:span text:style-name="T62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2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62">.</text:span></text:span><text:span text:style-name="Citation"><text:span text:style-name="T63"> - אלגוריתם מעגלי הקנאה</text:span></text:span></text:p>
        </text:list-item>
        <text:list-item>
          <text:p text:style-name="P49"><text:span text:style-name="Citation"><text:span text:style-name="T62">Caragiannis, Ioannis; Kurokawa, David; Moulin, Hervé; Procaccia, Ariel D.; Shah, Nisarg; Wang, Junxing (2016). The Unreasonable Fairness of Maximum Nash Welfare. Proceedings of the 2016 </text:span></text:span><text:soft-page-break/><text:span text:style-name="Citation"><text:span text:style-name="T62">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2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62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62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62">.</text:span></text:span><text:span text:style-name="Citation"><text:span text:style-name="T63"> - אלגוריתם מיקסום המכפלה</text:span></text:span></text:p>
        </text:list-item>
      </text:list>
      <text:list xml:id="list2680807359" text:style-name="L2">
        <text:list-header>
          <text:p text:style-name="P50"/>
          <text:p text:style-name="P50">‏</text:p>
        </text:list-header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9T18:06:27.640000000</dc:date>
    <meta:editing-duration>P14DT23H43M20S</meta:editing-duration>
    <meta:editing-cycles>1628</meta:editing-cycles>
    <meta:document-statistic meta:table-count="0" meta:image-count="0" meta:object-count="0" meta:page-count="4" meta:paragraph-count="75" meta:word-count="954" meta:character-count="5421" meta:non-whitespace-character-count="4356"/>
  </office:meta>
</office:document-meta>
</file>